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bitstream vera sans mono'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P5" style:family="paragraph" style:parent-style-name="Standard">
      <style:text-properties officeooo:rsid="000d104a" officeooo:paragraph-rsid="000d104a"/>
    </style:style>
    <style:style style:name="P6" style:family="paragraph" style:parent-style-name="Standard">
      <style:text-properties officeooo:rsid="0010085b" officeooo:paragraph-rsid="0010085b"/>
    </style:style>
    <style:style style:name="P7" style:family="paragraph" style:parent-style-name="Standard">
      <style:text-properties officeooo:rsid="0011545d" officeooo:paragraph-rsid="0011545d"/>
    </style:style>
    <style:style style:name="P8" style:family="paragraph" style:parent-style-name="Standard">
      <style:text-properties officeooo:rsid="0012e1ba" officeooo:paragraph-rsid="0012e1ba"/>
    </style:style>
    <style:style style:name="P9" style:family="paragraph" style:parent-style-name="Standard">
      <style:text-properties officeooo:rsid="0014e23e" officeooo:paragraph-rsid="0014e23e"/>
    </style:style>
    <style:style style:name="P10" style:family="paragraph" style:parent-style-name="Standard">
      <style:text-properties officeooo:rsid="0015267c" officeooo:paragraph-rsid="0015267c"/>
    </style:style>
    <style:style style:name="P11" style:family="paragraph" style:parent-style-name="Standard">
      <style:text-properties officeooo:rsid="001581e7" officeooo:paragraph-rsid="001581e7"/>
    </style:style>
    <style:style style:name="P12" style:family="paragraph" style:parent-style-name="Standard">
      <style:text-properties officeooo:rsid="0016abee" officeooo:paragraph-rsid="0017fa36"/>
    </style:style>
    <style:style style:name="P13" style:family="paragraph" style:parent-style-name="Standard">
      <style:text-properties officeooo:rsid="0017fa36" officeooo:paragraph-rsid="0017fa36"/>
    </style:style>
    <style:style style:name="P14" style:family="paragraph" style:parent-style-name="Standard">
      <style:text-properties officeooo:rsid="0019bd62" officeooo:paragraph-rsid="0017fa36"/>
    </style:style>
    <style:style style:name="P15" style:family="paragraph" style:parent-style-name="Standard">
      <style:text-properties officeooo:rsid="0019bd62" officeooo:paragraph-rsid="0019bd62"/>
    </style:style>
    <style:style style:name="P16" style:family="paragraph" style:parent-style-name="Standard">
      <style:text-properties officeooo:rsid="001a2857" officeooo:paragraph-rsid="001a2857"/>
    </style:style>
    <style:style style:name="P17" style:family="paragraph" style:parent-style-name="Standard">
      <style:text-properties officeooo:rsid="001a2935" officeooo:paragraph-rsid="001a8a97"/>
    </style:style>
    <style:style style:name="P18" style:family="paragraph" style:parent-style-name="Standard">
      <style:text-properties officeooo:rsid="001a8a97" officeooo:paragraph-rsid="001a8a97"/>
    </style:style>
    <style:style style:name="P19" style:family="paragraph" style:parent-style-name="Standard">
      <style:text-properties officeooo:rsid="001bcc5b" officeooo:paragraph-rsid="001bcc5b"/>
    </style:style>
    <style:style style:name="P20" style:family="paragraph" style:parent-style-name="Standard">
      <style:text-properties officeooo:rsid="001d0fe8" officeooo:paragraph-rsid="001d0fe8"/>
    </style:style>
    <style:style style:name="P21" style:family="paragraph" style:parent-style-name="Standard">
      <style:text-properties officeooo:rsid="001d9be1" officeooo:paragraph-rsid="001d9be1"/>
    </style:style>
    <style:style style:name="P22" style:family="paragraph" style:parent-style-name="Standard">
      <style:text-properties officeooo:paragraph-rsid="00201701"/>
    </style:style>
    <style:style style:name="P23" style:family="paragraph" style:parent-style-name="Standard">
      <style:text-properties officeooo:rsid="0021e217" officeooo:paragraph-rsid="0021e217"/>
    </style:style>
    <style:style style:name="P24" style:family="paragraph" style:parent-style-name="Standard">
      <style:text-properties officeooo:rsid="002520ab" officeooo:paragraph-rsid="002520ab"/>
    </style:style>
    <style:style style:name="P25" style:family="paragraph" style:parent-style-name="Standard">
      <style:text-properties officeooo:rsid="00276e35" officeooo:paragraph-rsid="00276e35"/>
    </style:style>
    <style:style style:name="P26" style:family="paragraph" style:parent-style-name="Standard">
      <style:text-properties officeooo:rsid="002db580" officeooo:paragraph-rsid="002db580"/>
    </style:style>
    <style:style style:name="P27" style:family="paragraph" style:parent-style-name="Standard">
      <style:text-properties officeooo:rsid="002f1a26" officeooo:paragraph-rsid="002f1a26"/>
    </style:style>
    <style:style style:name="P28" style:family="paragraph" style:parent-style-name="Standard">
      <style:text-properties officeooo:rsid="002f3ddc" officeooo:paragraph-rsid="002f3ddc"/>
    </style:style>
    <style:style style:name="P29" style:family="paragraph" style:parent-style-name="Standard">
      <style:text-properties officeooo:rsid="00311d12" officeooo:paragraph-rsid="00311d12"/>
    </style:style>
    <style:style style:name="P30" style:family="paragraph" style:parent-style-name="Standard">
      <style:text-properties officeooo:rsid="003140c9" officeooo:paragraph-rsid="003140c9"/>
    </style:style>
    <style:style style:name="P31" style:family="paragraph" style:parent-style-name="Standard">
      <style:text-properties officeooo:paragraph-rsid="003140c9"/>
    </style:style>
    <style:style style:name="P32" style:family="paragraph" style:parent-style-name="Standard">
      <style:text-properties officeooo:rsid="00353217" officeooo:paragraph-rsid="00353217"/>
    </style:style>
    <style:style style:name="P33" style:family="paragraph" style:parent-style-name="Standard">
      <style:text-properties officeooo:rsid="0039b3db" officeooo:paragraph-rsid="0039b3db"/>
    </style:style>
    <style:style style:name="P34" style:family="paragraph" style:parent-style-name="Standard">
      <style:text-properties officeooo:rsid="0039c864" officeooo:paragraph-rsid="0039c864"/>
    </style:style>
    <style:style style:name="P35" style:family="paragraph" style:parent-style-name="Standard">
      <style:text-properties officeooo:rsid="003b37a4" officeooo:paragraph-rsid="003b37a4"/>
    </style:style>
    <style:style style:name="P36" style:family="paragraph" style:parent-style-name="Standard">
      <style:text-properties officeooo:rsid="003ccdfd" officeooo:paragraph-rsid="003ccdfd"/>
    </style:style>
    <style:style style:name="P37" style:family="paragraph" style:parent-style-name="Standard">
      <style:text-properties officeooo:rsid="004086ab" officeooo:paragraph-rsid="004086ab"/>
    </style:style>
    <style:style style:name="P38" style:family="paragraph" style:parent-style-name="Standard">
      <style:text-properties officeooo:rsid="00417355" officeooo:paragraph-rsid="00417355"/>
    </style:style>
    <style:style style:name="P39" style:family="paragraph" style:parent-style-name="Standard">
      <style:text-properties officeooo:rsid="003b37a4" officeooo:paragraph-rsid="003b37a4"/>
    </style:style>
    <style:style style:name="P40" style:family="paragraph" style:parent-style-name="Standard">
      <style:text-properties officeooo:rsid="00428121" officeooo:paragraph-rsid="00428121"/>
    </style:style>
    <style:style style:name="T1" style:family="text">
      <style:text-properties officeooo:rsid="000b1716"/>
    </style:style>
    <style:style style:name="T2" style:family="text">
      <style:text-properties officeooo:rsid="000e5463"/>
    </style:style>
    <style:style style:name="T3" style:family="text">
      <style:text-properties officeooo:rsid="0017fa36"/>
    </style:style>
    <style:style style:name="T4" style:family="text">
      <style:text-properties officeooo:rsid="001a8a97"/>
    </style:style>
    <style:style style:name="T5" style:family="text">
      <style:text-properties officeooo:rsid="001b0697"/>
    </style:style>
    <style:style style:name="T6" style:family="text">
      <style:text-properties officeooo:rsid="001ef455"/>
    </style:style>
    <style:style style:name="T7" style:family="text">
      <style:text-properties officeooo:rsid="00201701"/>
    </style:style>
    <style:style style:name="T8" style:family="text">
      <style:text-properties fo:font-variant="normal" fo:text-transform="none" fo:color="#808080" style:font-name="consolas" fo:font-size="11.25pt" fo:letter-spacing="normal" fo:font-style="normal" fo:font-weight="normal"/>
    </style:style>
    <style:style style:name="T9" style:family="text">
      <style:text-properties officeooo:rsid="002520ab"/>
    </style:style>
    <style:style style:name="T10" style:family="text">
      <style:text-properties officeooo:rsid="00265067"/>
    </style:style>
    <style:style style:name="T11" style:family="text">
      <style:text-properties officeooo:rsid="00396f2e"/>
    </style:style>
    <style:style style:name="T12" style:family="text">
      <style:text-properties officeooo:rsid="0039c864"/>
    </style:style>
    <style:style style:name="T13" style:family="text">
      <style:text-properties officeooo:rsid="003b964d"/>
    </style:style>
    <style:style style:name="T14" style:family="text">
      <style:text-properties officeooo:rsid="003c6f56"/>
    </style:style>
    <style:style style:name="T15" style:family="text">
      <style:text-properties officeooo:rsid="003d2c08"/>
    </style:style>
    <style:style style:name="T16" style:family="text">
      <style:text-properties officeooo:rsid="003f6a99"/>
    </style:style>
    <style:style style:name="T17" style:family="text">
      <style:text-properties officeooo:rsid="004086ab"/>
    </style:style>
    <style:style style:name="T18" style:family="text">
      <style:text-properties officeooo:rsid="004173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5">d3dcompiler.lib</text:p>
      <text:p text:style-name="P5">D3D12.lib</text:p>
      <text:p text:style-name="P5">dxgi.lib</text:p>
      <text:p text:style-name="P5"/>
      <text:p text:style-name="P5">Create a shell for Renderer12 – <text:span text:style-name="T2">don’t put it in another namespace yet. Keep everything in main project for now.</text:span></text:p>
      <text:p text:style-name="P5"/>
      <text:p text:style-name="P6">Got Renderer12</text:p>
      <text:p text:style-name="P6">Commit: Made shell for view and Renderer12</text:p>
      <text:p text:style-name="P6"/>
      <text:p text:style-name="P6">Next:</text:p>
      <text:p text:style-name="P6"/>
      <text:p text:style-name="P6">Start adding Box code</text:p>
      <text:p text:style-name="P6"/>
      <text:p text:style-name="P7">9/29/20</text:p>
      <text:p text:style-name="P7"/>
      <text:p text:style-name="P8">chap 4 has just initialization</text:p>
      <text:p text:style-name="P8">188 initialization</text:p>
      <text:p text:style-name="P8">218 program</text:p>
      <text:p text:style-name="P8"/>
      <text:p text:style-name="P9">Copy box app. Don’t include window message and instance</text:p>
      <text:p text:style-name="P9">Copy most of d3dApp to Core12.h and .cpp</text:p>
      <text:p text:style-name="P9">Need to include utility files d3dx12.h and DDSTextureLoader.h and .cpp. These were initially supplied by microsoft but also in Luna directory</text:p>
      <text:p text:style-name="P10">Also added d3dUtil.h and .cpp by Luna</text:p>
      <text:p text:style-name="P10"/>
      <text:p text:style-name="P10">Still need to add the implementation for some functions to Core12</text:p>
      <text:p text:style-name="P6"/>
      <text:p text:style-name="P6">eventually fix so it used std::min max. <text:s/>#define NOMINMAX not working</text:p>
      <text:p text:style-name="P5"/>
      <text:p text:style-name="P11">11/21/20</text:p>
      <text:p text:style-name="P11"/>
      <text:p text:style-name="P11">Next implement chap 7 shapes in FractalX12.</text:p>
      <text:p text:style-name="P11"><text:soft-page-break/>Thinking we need new Core files. We’re using Core12.h/.cpp for Chap6 Box. Make Core12_6Shapes.h/cpp and the substitute them in Renderer12.cpp</text:p>
      <text:p text:style-name="P11"/>
      <text:p text:style-name="P12">Build Luna 7 shapes. -<text:span text:style-name="T3">ok</text:span></text:p>
      <text:p text:style-name="P12">Then study code. Plan new implementation</text:p>
      <text:p text:style-name="P12"/>
      <text:p text:style-name="P13">Put any other specific files in a folder /Shapes</text:p>
      <text:p text:style-name="P13"/>
      <text:p text:style-name="P14">11/24/20</text:p>
      <text:p text:style-name="P14"/>
      <text:p text:style-name="P15">Commit Reorganized files for adding other chapter exercises</text:p>
      <text:p text:style-name="P15"/>
      <text:p text:style-name="P15">created common and Box folders</text:p>
      <text:p text:style-name="P15"/>
      <text:p text:style-name="P16">11/26/20</text:p>
      <text:p text:style-name="P16"/>
      <text:p text:style-name="P16">Copied ShapesApp.cpp from Luna into Core12Shapes.</text:p>
      <text:p text:style-name="P16"/>
      <text:p text:style-name="P17">1<text:span text:style-name="T4">1/27/20</text:span></text:p>
      <text:p text:style-name="P17"/>
      <text:p text:style-name="P18">Connected up and now studying with book <text:span text:style-name="T5">chap 6</text:span></text:p>
      <text:p text:style-name="P19">Chap 6 explains some new Dx12 features but the shape program is in chap 7. So skim chap 6.</text:p>
      <text:p text:style-name="P20">See plans new about study</text:p>
      <text:p text:style-name="P20"/>
      <text:p text:style-name="P21">12/12/20</text:p>
      <text:p text:style-name="P21"/>
      <text:p text:style-name="P21">Did shape app.</text:p>
      <text:p text:style-name="P21">1) Next to wave demo but study while doing it</text:p>
      <text:p text:style-name="P21">2) Use tutorial here <text:a xlink:type="simple" xlink:href="https://www.3dgep.com/learning-directx-12-1/" text:style-name="Internet_20_link" text:visited-style-name="Visited_20_Internet_20_Link">https://www.3dgep.com/learning-directx-12-1/</text:a></text:p>
      <text:p text:style-name="P21"/>
      <text:p text:style-name="P21">Up to DirectX 12 Demo</text:p>
      <text:p text:style-name="P21">Download code from <text:span text:style-name="T6">github and let Cmake make the project. Build and run. It doesn’t do anything. Just read through and then move on to next tutorial.</text:span></text:p>
      <text:p text:style-name="P21"/>
      <text:p text:style-name="P22"><text:span text:style-name="T7">The tutorial uses </text:span><text:span text:style-name="T8">#include &lt;dxgi1_6.h&gt;</text:span> <text:s/><text:span text:style-name="T7">instead of dxgil_4 as in Luna</text:span></text:p>
      <text:p text:style-name="P23">Up to “<text:span text:style-name="T9">Create the DirectX 12 Device.</text:span></text:p>
      <text:p text:style-name="P23"/>
      <text:p text:style-name="P24">Also start implementing the wave demo in FractalX – <text:span text:style-name="T10">in progress</text:span></text:p>
      <text:p text:style-name="P23"/>
      <text:p text:style-name="P23"/>
      <text:p text:style-name="P25">12/19/20</text:p>
      <text:p text:style-name="P25"/>
      <text:p text:style-name="P26">LandAndWave</text:p>
      <text:p text:style-name="P26">1) Need to add GameTimer object to source -ok</text:p>
      <text:p text:style-name="P26">2) Create Renderer12LandAndWaves</text:p>
      <text:p text:style-name="P26">3) Add an update method to Renderer12 that will be called from OnTimer. Will need to make a dummy method in other renderers</text:p>
      <text:p text:style-name="P26">4) Add GameTimer back to Update(), Draw(), UpdateMainPassCB, UpdateWaves</text:p>
      <text:p text:style-name="P26">5) In Update method implement like d3dApp::MsgProc to call Update and Draw</text:p>
      <text:p text:style-name="P26"><text:soft-page-break/>6) Add Timer to fractalx view</text:p>
      <text:p text:style-name="P26">7) Connect new Renderer</text:p>
      <text:p text:style-name="P26">8) Test</text:p>
      <text:p text:style-name="P25"/>
      <text:p text:style-name="P25">Up a Command Allocator</text:p>
      <text:p text:style-name="P25"/>
      <text:p text:style-name="P27">12/22/20</text:p>
      <text:p text:style-name="P23"/>
      <text:p text:style-name="P28">Up to Create a Fence</text:p>
      <text:p text:style-name="P29">Implemented Land and Waves</text:p>
      <text:p text:style-name="P29"/>
      <text:p text:style-name="P30">12/26/20</text:p>
      <text:p text:style-name="P30"/>
      <text:p text:style-name="P30">Up to Window Message Procedure</text:p>
      <text:p text:style-name="P31"/>
      <text:p text:style-name="P32">Plans:</text:p>
      <text:p text:style-name="P32">1) Finish reading <text:a xlink:type="simple" xlink:href="https://www.3dgep.com/learning-directx-12-1/" text:style-name="Internet_20_link" text:visited-style-name="Visited_20_Internet_20_Link">https://www.3dgep.com/learning-directx-12-1/</text:a> -<text:span text:style-name="T11">ok</text:span></text:p>
      <text:p text:style-name="P32">2) Read Luna chap 8 <text:span text:style-name="T11">Lighting. Pg 465 -ok</text:span></text:p>
      <text:p text:style-name="P32">3) Study code for that chap -<text:span text:style-name="T12">ok</text:span></text:p>
      <text:p text:style-name="P32">4) Add program for that chap – <text:span text:style-name="T12">landAndWave, next LiColumns</text:span></text:p>
      <text:p text:style-name="P32">5) Read <text:a xlink:type="simple" xlink:href="https://www.3dgep.com/learning-directx-12-2/" text:style-name="Internet_20_link" text:visited-style-name="Visited_20_Internet_20_Link">https://www.3dgep.com/learning-directx-12-2/</text:a></text:p>
      <text:p text:style-name="P32"/>
      <text:p text:style-name="P33">Note shadows aren’t covered until 11.5 on page 624</text:p>
      <text:p text:style-name="P33"/>
      <text:p text:style-name="P34">1/9/21</text:p>
      <text:p text:style-name="P34"/>
      <text:p text:style-name="P34">Work on converting LitColumns by updating Shapes sub project</text:p>
      <text:p text:style-name="P34"/>
      <text:p text:style-name="P34">Main changes are lights, skull model and timer</text:p>
      <text:p text:style-name="P34"/>
      <text:p text:style-name="P34">1) Check shaders and see if they are the same as for waves -<text:span text:style-name="T14">ok</text:span></text:p>
      <text:p text:style-name="P34">2) Add timer -<text:span text:style-name="T14">ok</text:span></text:p>
      <text:p text:style-name="P34">3) Update function by function</text:p>
      <text:p text:style-name="P34"/>
      <text:p text:style-name="P35">LandAndWaves uses: DefaultLandAndWave.hlsl and #include "LightingUtil.hlsl"</text:p>
      <text:p text:style-name="P35">LitColumnsApp uses: Default.htls and #include "LightingUtil.hlsl" – defauls has 3 lights but the rest is the same. LightingUtils is identical. <text:span text:style-name="T13">Rename Defaults to DefaultLitColumns</text:span></text:p>
      <text:p text:style-name="P35"/>
      <text:p text:style-name="P36">Up to BuildSkullGeometry() - notice vertex is wrong in FrameResources.h – <text:span text:style-name="T15">fixed, OK</text:span></text:p>
      <text:p text:style-name="P36"/>
      <text:p text:style-name="P36">BuildMaterials() -<text:span text:style-name="T16">ok</text:span></text:p>
      <text:p text:style-name="P36">Continue with Update(gt)-<text:span text:style-name="T17">ok</text:span></text:p>
      <text:p text:style-name="P37">Up to Draw() -<text:span text:style-name="T18">ok</text:span></text:p>
      <text:p text:style-name="P38">Up to BuildShapeGeometry()</text:p>
      <text:p text:style-name="P34"/>
      <text:p text:style-name="P35">When done commit</text:p>
      <text:p text:style-name="P40">1/12/21 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bitstream vera sans mono'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1-01-12T19:38:43.652000000</dc:date>
    <meta:editing-duration>P3DT3H10M15S</meta:editing-duration>
    <meta:editing-cycles>49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89" meta:word-count="574" meta:character-count="3571" meta:non-whitespace-character-count="3078"/>
  </office:meta>
</office:document-meta>
</file>